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729cm" fo:min-width="18.296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75cm" fo:min-width="6.7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.75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svg:stroke-color="#ff8000" draw:fill-color="#ffffff" draw:textarea-horizontal-align="justify" draw:textarea-vertical-align="middle" draw:auto-grow-height="false" fo:min-height="1.75cm" fo:min-width="6.75cm"/>
      <style:paragraph-properties style:writing-mode="lr-tb"/>
    </style:style>
    <style:style style:name="gr6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04cm" fo:min-width="0cm"/>
    </style:style>
    <style:style style:name="gr8" style:family="graphic" style:parent-style-name="standard">
      <style:graphic-properties svg:stroke-color="#ff0000" draw:fill-color="#ffffff" draw:textarea-horizontal-align="justify" draw:textarea-vertical-align="middle" draw:auto-grow-height="false" fo:min-height="3.052cm" fo:min-width="12.073cm"/>
      <style:paragraph-properties style:writing-mode="lr-tb"/>
    </style:style>
    <style:style style:name="gr9" style:family="graphic" style:parent-style-name="objectwithoutfill">
      <style:graphic-properties svg:stroke-color="#2a6099" draw:marker-start="Extrémités_20_de_20_flèche_20_2" draw:marker-start-width="0.3cm" draw:marker-end="Extrémités_20_de_20_flèche_20_3" draw:marker-end-width="0.3cm" draw:fill="none" draw:textarea-vertical-align="middle"/>
    </style:style>
    <style:style style:name="gr10" style:family="graphic" style:parent-style-name="objectwithoutfill">
      <style:graphic-properties svg:stroke-color="#2a6099" draw:marker-start="Extrémités_20_de_20_flèche_20_4" draw:marker-start-width="0.3cm" draw:marker-end="Extrémités_20_de_20_flèche_20_5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3cm" fo:min-width="11.3cm"/>
      <style:paragraph-properties style:writing-mode="lr-tb"/>
    </style:style>
    <style:style style:name="gr12" style:family="graphic" style:parent-style-name="objectwithoutfill">
      <style:graphic-properties draw:marker-start="Extrémités_20_de_20_flèche_20_6" draw:marker-start-width="0.3cm" draw:marker-end="Extrémités_20_de_20_flèche_20_7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2a6099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8000" loext:opacity="100%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ff0000" loext:opacity="100%"/>
    </style:style>
    <style:style style:name="T1" style:family="text">
      <style:text-properties fo:color="#2a6099" loext:opacity="100%"/>
    </style:style>
    <style:style style:name="T2" style:family="text">
      <style:text-properties fo:color="#ff8000" loext:opacity="100%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6.979cm" svg:x="1.381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25cm" svg:height="2cm" svg:x="2.651cm" svg:y="8.7cm">
          <text:p text:style-name="P2"><text:span text:style-name="T1">Orchest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7.25cm" svg:height="2cm" svg:x="7.5cm" svg:y="5.702cm">
          <text:p text:style-name="P2"><text:span text:style-name="T1">Medi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25cm" svg:height="2cm" svg:x="12.25cm" svg:y="8.7cm">
          <text:p text:style-name="P2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7.25cm" svg:height="2cm" svg:x="2.65cm" svg:y="13.449cm">
          <text:p text:style-name="P2">other plugi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6.276cm" svg:y1="10.7cm" svg:x2="6.275cm" svg:y2="13.449cm" draw:start-shape="id1" draw:start-glue-point="2" draw:end-shape="id2" draw:end-glue-point="0" svg:d="M6276 10700v501l-1 1747v501" svg:viewBox="0 0 2 2750">
          <text:p/>
        </draw:connector>
        <draw:custom-shape draw:style-name="gr5" draw:text-style-name="P5" xml:id="id4" draw:id="id4" draw:layer="layout" svg:width="7.25cm" svg:height="2cm" svg:x="12.25cm" svg:y="13.45cm">
          <text:p text:style-name="P2"><text:span text:style-name="T2">Client interfac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15.875cm" svg:y1="10.7cm" svg:x2="15.875cm" svg:y2="13.45cm" draw:start-shape="id3" draw:start-glue-point="2" draw:end-shape="id4" draw:end-glue-point="0" svg:d="M15875 10700v501 1748 501" svg:viewBox="0 0 1 2751">
          <text:p/>
        </draw:connector>
        <draw:custom-shape draw:style-name="gr7" draw:text-style-name="P6" draw:layer="layout" svg:width="0.435cm" svg:height="0.408cm" svg:x="1.708cm" svg:y="18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2.573cm" svg:height="3.302cm" svg:x="2.651cm" svg:y="16.751cm">
          <text:p text:style-name="P7"><text:span text:style-name="T3">Use of Descriptor :</text:span></text:p>
          <text:p text:style-name="P7"><text:span text:style-name="T3">- Mediator: params validation</text:span></text:p>
          <text:p text:style-name="P7"><text:span text:style-name="T3">- Server: paths &amp; Mediator method</text:span></text:p>
          <text:p text:style-name="P7"><text:span text:style-name="T3">- Client interface: help for building request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7.5cm" svg:y1="6.702cm" svg:x2="6.276cm" svg:y2="8.7cm" draw:start-shape="id5" draw:start-glue-point="3" draw:end-shape="id1" draw:end-glue-point="0" svg:d="M7500 6702h-1224v1998" svg:viewBox="0 0 1225 1999">
          <text:p/>
        </draw:connector>
        <draw:connector draw:style-name="gr10" draw:text-style-name="P4" draw:layer="layout" svg:x1="14.75cm" svg:y1="6.702cm" svg:x2="15.875cm" svg:y2="8.7cm" draw:start-shape="id5" draw:start-glue-point="1" draw:end-shape="id3" draw:end-glue-point="0" svg:d="M14750 6702h1125v1998" svg:viewBox="0 0 1126 1999">
          <text:p/>
        </draw:connector>
        <draw:custom-shape draw:style-name="gr11" draw:text-style-name="P1" xml:id="id6" draw:id="id6" draw:layer="layout" svg:width="11.8cm" svg:height="2.55cm" svg:x="5.22cm" svg:y="1.4cm">
          <text:p text:style-name="P2">External device / API / whatever...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1.12cm" svg:y1="3.95cm" svg:x2="11.125cm" svg:y2="5.702cm" draw:start-shape="id6" draw:start-glue-point="2" draw:end-shape="id5" draw:end-glue-point="0" svg:d="M11120 3950v876h5v876" svg:viewBox="0 0 6 17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3.2.2$Windows_X86_64 LibreOffice_project/49f2b1bff42cfccbd8f788c8dc32c1c309559be0</meta:generator>
    <dc:date>2022-05-31T12:03:30.334000000</dc:date>
    <meta:editing-duration>PT56M8S</meta:editing-duration>
    <meta:editing-cycles>48</meta:editing-cycles>
    <meta:document-statistic meta:object-count="14"/>
  </office:meta>
</office:document-meta>
</file>